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7d7b" officeooo:paragraph-rsid="000c7d7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c7d7b" officeooo:paragraph-rsid="000c7d7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ndo Objetivos</text:p>
      <text:p text:style-name="P1"/>
      <text:p text:style-name="P1"/>
      <text:p text:style-name="P2">Para ganhar 1500,00 por mês (objetivo para mais ou menos daqui a 2 anos quando me especializar no trading), eu tenho que tá com uma banca de 10000,00 já que a renda é de 15% ao mês em média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19:11.479855096</meta:creation-date>
    <dc:date>2019-09-30T23:21:57.583638827</dc:date>
    <meta:editing-duration>PT2M50S</meta:editing-duration>
    <meta:editing-cycles>1</meta:editing-cycles>
    <meta:generator>LibreOffice/6.0.7.3$Linux_x86 LibreOffice_project/00m0$Build-3</meta:generator>
    <meta:document-statistic meta:table-count="0" meta:image-count="0" meta:object-count="0" meta:page-count="1" meta:paragraph-count="2" meta:word-count="41" meta:character-count="208" meta:non-whitespace-character-count="169"/>
  </office:meta>
</office:document-meta>
</file>